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Source Code Pro Medium" svg:font-family="'Source Code Pro Medium'" style:font-pitch="fixed"/>
    <style:font-face style:name="FreeSerif1"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en" fo:country="US" officeooo:rsid="0008e496" officeooo:paragraph-rsid="0008e496"/>
    </style:style>
    <style:style style:name="P2" style:family="paragraph" style:parent-style-name="Text_20_body">
      <style:text-properties officeooo:paragraph-rsid="000e42b9"/>
    </style:style>
    <style:style style:name="P3" style:family="paragraph" style:parent-style-name="Heading_20_2">
      <style:text-properties fo:language="en" fo:country="US" officeooo:rsid="0008e496" officeooo:paragraph-rsid="0008e496"/>
    </style:style>
    <style:style style:name="P4" style:family="paragraph" style:parent-style-name="Heading_20_3">
      <style:text-properties fo:language="en" fo:country="US" officeooo:rsid="0008e496" officeooo:paragraph-rsid="0008e496"/>
    </style:style>
    <style:style style:name="P5" style:family="paragraph" style:parent-style-name="Heading_20_3">
      <style:text-properties officeooo:paragraph-rsid="0008e496"/>
    </style:style>
    <style:style style:name="P6" style:family="paragraph" style:parent-style-name="Text_20_body">
      <style:text-properties style:font-name="FreeSerif" fo:language="en" fo:country="US" officeooo:rsid="000e42b9" officeooo:paragraph-rsid="00179df4"/>
    </style:style>
    <style:style style:name="P7" style:family="paragraph" style:parent-style-name="Text_20_body">
      <style:text-properties style:font-name="FreeSerif" fo:language="en" fo:country="US" officeooo:rsid="000c3b45"/>
    </style:style>
    <style:style style:name="P8" style:family="paragraph" style:parent-style-name="Text_20_body">
      <style:text-properties style:font-name="FreeSerif" fo:language="en" fo:country="US" fo:font-style="italic" officeooo:rsid="0012593c" officeooo:paragraph-rsid="0012593c" style:font-style-asian="italic" style:font-style-complex="italic"/>
    </style:style>
    <style:style style:name="P9" style:family="paragraph" style:parent-style-name="Text_20_body">
      <style:text-properties style:font-name="FreeSerif" fo:language="en" fo:country="US" fo:font-style="normal" officeooo:rsid="0012aa10" officeooo:paragraph-rsid="0012aa10" style:font-style-asian="normal" style:font-style-complex="normal"/>
    </style:style>
    <style:style style:name="P10" style:family="paragraph" style:parent-style-name="Text_20_body">
      <style:text-properties style:font-name="FreeSerif" fo:language="en" fo:country="US" fo:font-style="normal" officeooo:rsid="00176d1a" officeooo:paragraph-rsid="00176d1a" style:font-style-asian="normal" style:font-style-complex="normal"/>
    </style:style>
    <style:style style:name="P11" style:family="paragraph" style:parent-style-name="Text_20_body">
      <style:text-properties fo:font-style="italic" fo:font-weight="normal" officeooo:rsid="000f8514" officeooo:paragraph-rsid="000f8514" style:font-style-asian="italic" style:font-weight-asian="normal" style:font-style-complex="italic" style:font-weight-complex="normal"/>
    </style:style>
    <style:style style:name="P12" style:family="paragraph" style:parent-style-name="Text_20_body">
      <style:text-properties fo:font-style="italic" officeooo:paragraph-rsid="00198721" style:font-style-asian="italic" style:font-style-complex="italic"/>
    </style:style>
    <style:style style:name="P13" style:family="paragraph" style:parent-style-name="Text_20_body">
      <style:text-properties officeooo:paragraph-rsid="0012aa10"/>
    </style:style>
    <style:style style:name="P14" style:family="paragraph" style:parent-style-name="Text_20_body">
      <style:text-properties officeooo:paragraph-rsid="00162884"/>
    </style:style>
    <style:style style:name="P15" style:family="paragraph" style:parent-style-name="Text_20_body">
      <style:text-properties officeooo:rsid="00162884" officeooo:paragraph-rsid="00162884"/>
    </style:style>
    <style:style style:name="P16" style:family="paragraph" style:parent-style-name="Text_20_body">
      <style:text-properties officeooo:paragraph-rsid="00176d1a"/>
    </style:style>
    <style:style style:name="P17" style:family="paragraph" style:parent-style-name="Text_20_body">
      <style:text-properties officeooo:paragraph-rsid="00179df4"/>
    </style:style>
    <style:style style:name="P18" style:family="paragraph" style:parent-style-name="Text_20_body" style:list-style-name="L1">
      <style:text-properties officeooo:paragraph-rsid="00179df4"/>
    </style:style>
    <style:style style:name="P19" style:family="paragraph" style:parent-style-name="Text_20_body">
      <style:text-properties officeooo:paragraph-rsid="00198721"/>
    </style:style>
    <style:style style:name="P20" style:family="paragraph" style:parent-style-name="Text_20_body">
      <style:paragraph-properties fo:break-before="page"/>
      <style:text-properties style:font-name="FreeSerif" fo:language="en" fo:country="US" officeooo:rsid="000c3b45" officeooo:paragraph-rsid="000c3b45"/>
    </style:style>
    <style:style style:name="P21" style:family="paragraph" style:parent-style-name="Text_20_body">
      <style:paragraph-properties fo:break-before="page"/>
      <style:text-properties style:font-name="FreeSerif" fo:language="en" fo:country="US" fo:font-style="italic" officeooo:rsid="0012593c" officeooo:paragraph-rsid="0012593c" style:font-style-asian="italic" style:font-style-complex="italic"/>
    </style:style>
    <style:style style:name="P22" style:family="paragraph" style:parent-style-name="Text_20_body">
      <style:paragraph-properties fo:break-before="page"/>
      <style:text-properties officeooo:paragraph-rsid="0012aa10"/>
    </style:style>
    <style:style style:name="P23" style:family="paragraph">
      <loext:graphic-properties draw:fill="solid" draw:fill-color="#eeeeee"/>
      <style:text-properties style:font-name="Source Code Pro Medium" fo:font-size="10pt" style:font-size-asian="10pt" style:font-size-complex="10pt"/>
    </style:style>
    <style:style style:name="T1" style:family="text">
      <style:text-properties officeooo:rsid="000a82bc"/>
    </style:style>
    <style:style style:name="T2" style:family="text">
      <style:text-properties style:font-name="FreeSerif" fo:language="en" fo:country="US"/>
    </style:style>
    <style:style style:name="T3" style:family="text">
      <style:text-properties style:font-name="FreeSerif" fo:language="en" fo:country="US" officeooo:rsid="000e42b9"/>
    </style:style>
    <style:style style:name="T4" style:family="text">
      <style:text-properties style:font-name="FreeSerif" fo:language="en" fo:country="US" officeooo:rsid="000f8514"/>
    </style:style>
    <style:style style:name="T5" style:family="text">
      <style:text-properties style:font-name="FreeSerif" fo:language="en" fo:country="US" fo:font-style="normal" style:font-style-asian="normal" style:font-style-complex="normal"/>
    </style:style>
    <style:style style:name="T6" style:family="text">
      <style:text-properties style:font-name="FreeSerif" fo:language="en" fo:country="US" fo:font-style="normal" officeooo:rsid="0012aa10" style:font-style-asian="normal" style:font-style-complex="normal"/>
    </style:style>
    <style:style style:name="T7" style:family="text">
      <style:text-properties style:font-name="FreeSerif" fo:language="en" fo:country="US" fo:font-style="normal" officeooo:rsid="001407b7" style:font-style-asian="normal" style:font-style-complex="normal"/>
    </style:style>
    <style:style style:name="T8" style:family="text">
      <style:text-properties style:font-name="FreeSerif" fo:language="en" fo:country="US" fo:font-style="normal" officeooo:rsid="00162884" style:font-style-asian="normal" style:font-style-complex="normal"/>
    </style:style>
    <style:style style:name="T9" style:family="text">
      <style:text-properties style:font-name="FreeSerif" fo:language="en" fo:country="US" fo:font-style="normal" officeooo:rsid="00176d1a" style:font-style-asian="normal" style:font-style-complex="normal"/>
    </style:style>
    <style:style style:name="T10" style:family="text">
      <style:text-properties style:font-name="FreeSerif" fo:language="en" fo:country="US" fo:font-style="normal" officeooo:rsid="00179df4" style:font-style-asian="normal" style:font-style-complex="normal"/>
    </style:style>
    <style:style style:name="T11" style:family="text">
      <style:text-properties style:font-name="FreeSerif" fo:language="en" fo:country="US" officeooo:rsid="00179df4"/>
    </style:style>
    <style:style style:name="T12" style:family="text">
      <style:text-properties style:font-name="FreeSerif" fo:language="en" fo:country="US" officeooo:rsid="00198721"/>
    </style:style>
    <style:style style:name="T13" style:family="text">
      <style:text-properties style:font-name="FreeSerif" fo:language="en" fo:country="US" officeooo:rsid="001c308b"/>
    </style:style>
    <style:style style:name="T14" style:family="text">
      <style:text-properties officeooo:rsid="0012aa10"/>
    </style:style>
    <style:style style:name="T15" style:family="text">
      <style:text-properties officeooo:rsid="00179df4"/>
    </style:style>
    <style:style style:name="T16" style:family="text">
      <style:text-properties fo:font-style="italic" style:font-style-asian="italic" style:font-style-complex="italic"/>
    </style:style>
    <style:style style:name="T17" style:family="text">
      <style:text-properties officeooo:rsid="00198721"/>
    </style:style>
    <style:style style:name="T18" style:family="text">
      <style:text-properties fo:language="en" fo:country="US" officeooo:rsid="0008e496"/>
    </style:style>
    <style:style style:name="T19" style:family="text">
      <style:text-properties fo:language="en" fo:country="US" officeooo:rsid="000a82bc"/>
    </style:style>
    <style:style style:name="T20" style:family="text">
      <style:text-properties fo:language="en" fo:country="US" officeooo:rsid="001a6b83"/>
    </style:style>
    <style:style style:name="T21" style:family="text">
      <style:text-properties officeooo:rsid="001a6b83"/>
    </style:style>
    <style:style style:name="T22" style:family="text">
      <style:text-properties style:font-name="FreeSans" fo:font-size="12pt" fo:language="en" fo:country="US" fo:font-weight="bold" officeooo:rsid="0008e496" style:font-name-asian="Noto Sans CJK SC" style:font-size-asian="10.5pt" style:font-weight-asian="bold" style:font-name-complex="Droid Sans Devanagari" style:font-size-complex="12pt" style:font-weight-complex="bold"/>
    </style:style>
    <style:style style:name="T23" style:family="text">
      <style:text-properties style:font-name="FreeSans" fo:font-size="12pt" fo:language="en" fo:country="US" fo:font-weight="bold" officeooo:rsid="001a6b83" style:font-name-asian="Noto Sans CJK SC" style:font-size-asian="10.5pt" style:font-weight-asian="bold" style:font-name-complex="Droid Sans Devanagari" style:font-size-complex="12pt" style:font-weight-complex="bold"/>
    </style:style>
    <style:style style:name="T24" style:family="text">
      <style:text-properties style:font-name="FreeSans" fo:font-size="12pt" fo:language="en" fo:country="US" fo:font-weight="bold" officeooo:rsid="001c308b" style:font-name-asian="Noto Sans CJK SC" style:font-size-asian="10.5pt" style:font-weight-asian="bold" style:font-name-complex="Droid Sans Devanagari" style:font-size-complex="12pt" style:font-weight-complex="bold"/>
    </style:style>
    <style:style style:name="T25" style:family="text">
      <style:text-properties fo:color="#0000aa" style:font-name="Source Code Pro Medium" fo:font-size="10pt" style:font-size-asian="10pt" style:font-name-complex="FreeSerif1" style:font-size-complex="10pt"/>
    </style:style>
    <style:style style:name="T26" style:family="text">
      <style:text-properties fo:color="#000000" style:font-name="Source Code Pro Medium" fo:font-size="10pt" style:font-size-asian="10pt" style:font-name-complex="FreeSerif1" style:font-size-complex="10pt"/>
    </style:style>
    <style:style style:name="T27" style:family="text">
      <style:text-properties fo:color="#00aa00" style:font-name="Source Code Pro Medium" fo:font-size="10pt" style:font-size-asian="10pt" style:font-name-complex="FreeSerif1" style:font-size-complex="10pt"/>
    </style:style>
    <style:style style:name="T28" style:family="text">
      <style:text-properties fo:color="#aa5500" style:font-name="Source Code Pro Medium" fo:font-size="10pt" style:font-size-asian="10pt" style:font-name-complex="FreeSerif1" style:font-size-complex="10pt"/>
    </style:style>
    <style:style style:name="T29" style:family="text">
      <style:text-properties fo:color="#009999" style:font-name="Source Code Pro Medium" fo:font-size="10pt" style:font-size-asian="10pt" style:font-name-complex="FreeSerif1" style:font-size-complex="10pt"/>
    </style:style>
    <style:style style:name="T30" style:family="text">
      <style:text-properties fo:color="#00aaaa" style:font-name="Source Code Pro Medium" fo:font-size="10pt" style:font-size-asian="10pt" style:font-name-complex="FreeSerif1" style:font-size-complex="10pt"/>
    </style:style>
    <style:style style:name="T31" style:family="text">
      <style:text-properties fo:color="#1e90ff" style:font-name="Source Code Pro Medium" fo:font-size="10pt" style:font-size-asian="10pt" style:font-name-complex="FreeSerif1" style:font-size-complex="10pt"/>
    </style:style>
    <style:style style:name="T32" style:family="text">
      <style:text-properties fo:color="#aaaaaa" style:font-name="Source Code Pro Medium" fo:font-size="10pt" style:font-size-asian="10pt" style:font-name-complex="FreeSerif1"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000000" draw:fill="solid" draw:fill-color="#eeeeee" fo:min-height="0.9807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paragraph-properties style:writing-mode="lr-tb"/>
    </style:style>
    <style:style style:name="gr2" style:family="graphic">
      <style:graphic-properties draw:stroke="solid" svg:stroke-color="#000000" draw:fill="solid" draw:fill-color="#eeeeee" fo:min-height="2.9756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paragraph-properties style:writing-mode="lr-tb"/>
    </style:style>
    <style:style style:name="gr3" style:family="graphic">
      <style:graphic-properties draw:stroke="solid" svg:stroke-color="#000000" draw:fill="solid" draw:fill-color="#eeeeee" fo:min-height="2.4937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paragraph-properties style:writing-mode="lr-tb"/>
    </style:style>
    <style:style style:name="gr4" style:family="graphic">
      <style:graphic-properties draw:stroke="solid" svg:stroke-color="#000000" draw:fill="solid" draw:fill-color="#eeeeee" fo:min-height="4.9083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paragraph-properties style:writing-mode="lr-tb"/>
    </style:style>
    <style:style style:name="gr5" style:family="graphic">
      <style:graphic-properties draw:stroke="solid" svg:stroke-color="#000000" draw:fill="solid" draw:fill-color="#eeeeee" fo:min-height="6.2307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Design Patterns</text:h>
      <text:h text:style-name="P5" text:outline-level="3"><text:span text:style-name="T18">Factory </text:span><text:span text:style-name="T22">M</text:span><text:span text:style-name="T23">ethod </text:span><text:span text:style-name="T24">Pattern</text:span></text:h>
      <text:p text:style-name="P12"><text:span text:style-name="T18">P</text:span><text:span text:style-name="T19">roblem</text:span></text:p>
      <text:p text:style-name="P19"><text:span text:style-name="T19">Who should be responsible for creating objects when there are special considerations, such as complex creation logic, a desire to separate the creation responsibilities for better cohesion, and so forth? </text:span></text:p>
      <text:p text:style-name="P11"><text:span text:style-name="T3">W</text:span><text:span text:style-name="T2">hen should you use the Factory </text:span><text:span text:style-name="T13">Method </text:span><text:span text:style-name="T2">Pattern?</text:span></text:p>
      <text:list xml:id="list1605895101" text:style-name="L1">
        <text:list-item>
          <text:p text:style-name="P18"><text:span text:style-name="T3">Isolate the creation of an object from the code that needs it. I shouldn’t create a</text:span><text:span text:style-name="T4">n </text:span><text:span text:style-name="T3"><text:s/>object and use it at the same time! </text:span><text:span text:style-name="T4">The factory will return new objects instead. </text:span></text:p>
        </text:list-item>
        <text:list-item>
          <text:p text:style-name="P18"><text:span text:style-name="T4">The factory pattern provide for us the capability to choose classes at run-time, provided that they all share a common super-class. </text:span></text:p>
        </text:list-item>
        <text:list-item>
          <text:p text:style-name="P18"><text:span text:style-name="T4">The factory pattern can be used to centralize class selection. </text:span><text:span text:style-name="T11">This reduces the amount of refactoring necessary when adding more sub-classes.</text:span></text:p>
        </text:list-item>
      </text:list>
      <text:p text:style-name="P6"><text:span text:style-name="T16">Scenario</text:span></text:p>
      <text:p text:style-name="P6">Let’s say we want to use a TextFetcher class to display text every time we visit a new page. What happens if the TextFetcher is directly connected to the database? </text:p>
      <text:p text:style-name="P2"><text:span text:style-name="T3">When we go to the new page, the TextFetcher class will create a database connection object </text:span><text:span text:style-name="T11">called</text:span><text:span text:style-name="T3"> </text:span><text:bookmark-start text:name="__DdeLink__194_4120940846"/><text:span text:style-name="T3">DatabaseConnection</text:span><text:bookmark-end text:name="__DdeLink__194_4120940846"/><text:span text:style-name="T3"> and fetch the text from that object. This results in repeated calls to the database each time we visit a new page, </text:span><text:span text:style-name="T11">causing slowdowns and delays</text:span><text:span text:style-name="T3">. What happens if we can’t connect to the database? The TextFetcher fails.</text:span></text:p>
      <text:p text:style-name="P17"><text:span text:style-name="T3">To solve this issue we can isolate the creation of </text:span><text:span text:style-name="T11">text fetching objects to a factory. Let’s define an abstract method called Text. Let’s create two sub-classes of Text called DatabaseText and CachedText. Now a TextFactory can implement a method called fetchText. </text:span><text:span text:style-name="T12">Now the text display can call the fetchText method in the TextFactory. The TextFactory can make complex decisions in deciding if the text should be fetched from the database or cached storage.</text:span><text:span text:style-name="T3"> We can let t</text:span><text:span text:style-name="T12">ext display </text:span><text:span text:style-name="T3">say “give me text, but I don’t care where it comes from”. </text:span></text:p>
      <text:p text:style-name="P7"/>
      <text:p text:style-name="P8"/>
      <text:p text:style-name="P21">Example<text:span text:style-name="T14">sls</text:span></text:p>
      <text:p text:style-name="P16"><text:span text:style-name="T9">The primary ingredient of the Factory pattern is to use abstract classes. And we let the Factory determine what sub-class of the abstract class to instantiate. </text:span></text:p>
      <text:p text:style-name="P10">The following scenario is the action of the player will determine what kind of EnemyShip will spawn. </text:p>
      <text:p text:style-name="P9"><draw:frame text:anchor-type="paragraph" draw:z-index="4" draw:name="Shape2" draw:style-name="gr2" draw:text-style-name="P23" svg:width="6.8217in" svg:height="6.1913in" svg:x="0in" svg:y="-0.0165in"><draw:text-box><text:p><text:span text:style-name="T25">public</text:span><text:span text:style-name="T26"> </text:span><text:span text:style-name="T25">abstract</text:span><text:span text:style-name="T26"> </text:span><text:span text:style-name="T25">class</text:span><text:span text:style-name="T26"> </text:span><text:span text:style-name="T27">EnemyShip</text:span><text:span text:style-name="T26"> {</text:span></text:p><text:p><text:span text:style-name="T26"/></text:p><text:p><text:span text:style-name="T26"><text:s text:c="4"/></text:span><text:span text:style-name="T25">private</text:span><text:span text:style-name="T26"> String name;</text:span></text:p><text:p><text:span text:style-name="T26"><text:s text:c="4"/></text:span><text:span text:style-name="T25">private</text:span><text:span text:style-name="T26"> </text:span><text:span text:style-name="T30">double</text:span><text:span text:style-name="T26"> amtDamage;</text:span></text:p><text:p><text:span text:style-name="T26"/></text:p><text:p><text:span text:style-name="T26"><text:s text:c="4"/></text:span><text:span text:style-name="T25">public</text:span><text:span text:style-name="T26"> </text:span><text:span text:style-name="T30">void</text:span><text:span text:style-name="T26"> </text:span><text:span text:style-name="T27">displayEnemyShip</text:span><text:span text:style-name="T26">() {</text:span></text:p><text:p><text:span text:style-name="T26"><text:s text:c="8"/></text:span><text:span text:style-name="T26">System.</text:span><text:span text:style-name="T31">out</text:span><text:span text:style-name="T26">.</text:span><text:span text:style-name="T31">println</text:span><text:span text:style-name="T26">(getName() + </text:span><text:span text:style-name="T28">" is on screen"</text:span><text:span text:style-name="T26">);</text:span></text:p><text:p><text:span text:style-name="T26"><text:s text:c="4"/></text:span><text:span text:style-name="T26">}</text:span></text:p><text:p><text:span text:style-name="T26"/></text:p><text:p><text:span text:style-name="T26"><text:s text:c="4"/></text:span><text:span text:style-name="T25">public</text:span><text:span text:style-name="T26"> </text:span><text:span text:style-name="T30">void</text:span><text:span text:style-name="T26"> </text:span><text:span text:style-name="T27">followHeroShip</text:span><text:span text:style-name="T26">() {</text:span></text:p><text:p><text:span text:style-name="T26"><text:s text:c="8"/></text:span><text:span text:style-name="T26">System.</text:span><text:span text:style-name="T31">out</text:span><text:span text:style-name="T26">.</text:span><text:span text:style-name="T31">println</text:span><text:span text:style-name="T26">(getName() + </text:span><text:span text:style-name="T28">" is following the hero"</text:span><text:span text:style-name="T26">);</text:span></text:p><text:p><text:span text:style-name="T26"><text:s text:c="4"/></text:span><text:span text:style-name="T26">}</text:span></text:p><text:p><text:span text:style-name="T26"/></text:p><text:p><text:span text:style-name="T26"><text:s text:c="4"/></text:span><text:span text:style-name="T25">public</text:span><text:span text:style-name="T26"> </text:span><text:span text:style-name="T30">void</text:span><text:span text:style-name="T26"> </text:span><text:span text:style-name="T27">enemyShipShoot</text:span><text:span text:style-name="T26">() {</text:span></text:p><text:p><text:span text:style-name="T26"><text:s text:c="8"/></text:span><text:span text:style-name="T26">System.</text:span><text:span text:style-name="T31">out</text:span><text:span text:style-name="T26">.</text:span><text:span text:style-name="T31">println</text:span><text:span text:style-name="T26">(getName() + </text:span><text:span text:style-name="T28">" attacks and does "</text:span><text:span text:style-name="T26"> + getAmtDamage());</text:span></text:p><text:p><text:span text:style-name="T26"><text:s text:c="4"/></text:span><text:span text:style-name="T26">}</text:span></text:p><text:p><text:span text:style-name="T26"/></text:p><text:p><text:span text:style-name="T26"><text:s text:c="4"/></text:span><text:span text:style-name="T32">// GETTERS AND SETTERS</text:span></text:p><text:p><text:span text:style-name="T26"><text:s text:c="4"/></text:span><text:span text:style-name="T25">public</text:span><text:span text:style-name="T26"> String </text:span><text:span text:style-name="T27">getName</text:span><text:span text:style-name="T26">() {</text:span></text:p><text:p><text:span text:style-name="T26"><text:s text:c="8"/></text:span><text:span text:style-name="T25">return</text:span><text:span text:style-name="T26"> name;</text:span></text:p><text:p><text:span text:style-name="T26"><text:s text:c="4"/></text:span><text:span text:style-name="T26">}</text:span></text:p><text:p><text:span text:style-name="T26"/></text:p><text:p><text:span text:style-name="T26"><text:s text:c="4"/></text:span><text:span text:style-name="T25">public</text:span><text:span text:style-name="T26"> </text:span><text:span text:style-name="T30">void</text:span><text:span text:style-name="T26"> </text:span><text:span text:style-name="T27">setName</text:span><text:span text:style-name="T26">(String name) {</text:span></text:p><text:p><text:span text:style-name="T26"><text:s text:c="8"/></text:span><text:span text:style-name="T25">this</text:span><text:span text:style-name="T26">.</text:span><text:span text:style-name="T31">name</text:span><text:span text:style-name="T26"> = name;</text:span></text:p><text:p><text:span text:style-name="T26"><text:s text:c="4"/></text:span><text:span text:style-name="T26">}</text:span></text:p><text:p><text:span text:style-name="T26"/></text:p><text:p><text:span text:style-name="T26"><text:s text:c="4"/></text:span><text:span text:style-name="T25">public</text:span><text:span text:style-name="T26"> </text:span><text:span text:style-name="T30">double</text:span><text:span text:style-name="T26"> </text:span><text:span text:style-name="T27">getAmtDamage</text:span><text:span text:style-name="T26">() {</text:span></text:p><text:p><text:span text:style-name="T26"><text:s text:c="8"/></text:span><text:span text:style-name="T25">return</text:span><text:span text:style-name="T26"> amtDamage;</text:span></text:p><text:p><text:span text:style-name="T26"><text:s text:c="4"/></text:span><text:span text:style-name="T26">}</text:span></text:p><text:p><text:span text:style-name="T26"/></text:p><text:p><text:span text:style-name="T26"><text:s text:c="4"/></text:span><text:span text:style-name="T25">public</text:span><text:span text:style-name="T26"> </text:span><text:span text:style-name="T30">void</text:span><text:span text:style-name="T26"> </text:span><text:span text:style-name="T27">setAmtDamage</text:span><text:span text:style-name="T26">(</text:span><text:span text:style-name="T30">double</text:span><text:span text:style-name="T26"> amtDamage) {</text:span></text:p><text:p><text:span text:style-name="T26"><text:s text:c="8"/></text:span><text:span text:style-name="T25">this</text:span><text:span text:style-name="T26">.</text:span><text:span text:style-name="T31">amtDamage</text:span><text:span text:style-name="T26"> = amtDamage;</text:span></text:p><text:p><text:span text:style-name="T26"><text:s text:c="4"/></text:span><text:span text:style-name="T26">}</text:span></text:p><text:p><text:span text:style-name="T26">}</text:span></text:p></draw:text-box></draw:frame></text:p>
      <text:p text:style-name="P9"/>
      <text:p text:style-name="P10"><draw:frame text:anchor-type="paragraph" draw:z-index="5" draw:name="Shape2" draw:style-name="gr1" draw:text-style-name="P23" svg:width="6.8217in" svg:height="1.6413in" svg:x="0in" svg:y="0.7709in"><draw:text-box><text:p><text:span text:style-name="T25">public</text:span><text:span text:style-name="T26"> </text:span><text:span text:style-name="T25">class</text:span><text:span text:style-name="T26"> </text:span><text:span text:style-name="T27">RocketEnemyShip</text:span><text:span text:style-name="T26"> </text:span><text:span text:style-name="T25">extends</text:span><text:span text:style-name="T26"> EnemyShip{</text:span></text:p><text:p><text:span text:style-name="T26"/></text:p><text:p><text:span text:style-name="T26"><text:s text:c="4"/></text:span><text:span text:style-name="T25">public</text:span><text:span text:style-name="T26"> </text:span><text:span text:style-name="T27">RocketEnemyShip</text:span><text:span text:style-name="T26">() {</text:span></text:p><text:p><text:span text:style-name="T26"><text:s text:c="8"/></text:span><text:span text:style-name="T26">setName(</text:span><text:span text:style-name="T28">"Rocket Enemy Ship"</text:span><text:span text:style-name="T26">);</text:span></text:p><text:p><text:span text:style-name="T26"><text:s text:c="8"/></text:span><text:span text:style-name="T26">setAmtDamage(</text:span><text:span text:style-name="T29">40.0</text:span><text:span text:style-name="T26">);</text:span></text:p><text:p><text:span text:style-name="T26"><text:s text:c="4"/></text:span><text:span text:style-name="T26">}</text:span></text:p><text:p><text:span text:style-name="T26">}</text:span></text:p><text:p><text:span text:style-name="T26"/></text:p></draw:text-box></draw:frame><text:soft-page-break/>Here <text:span text:style-name="T15">a sub-class is extending the EnemyShip. The Factory will create such classes.</text:span></text:p>
      <text:p text:style-name="P9"/>
      <text:p text:style-name="P9">This example breaks the isolation of creation and usage. Don’t do this!</text:p>
      <text:p text:style-name="P13"><draw:frame text:anchor-type="paragraph" draw:z-index="0" draw:name="Shape2" draw:style-name="gr2" draw:text-style-name="P23" svg:width="6.8217in" svg:height="3.2161in" svg:x="0in" svg:y="0.2154in"><draw:text-box><text:p><text:span text:style-name="T25">public</text:span><text:span text:style-name="T26"> </text:span><text:span text:style-name="T25">class</text:span><text:span text:style-name="T26"> </text:span><text:span text:style-name="T27">MainClass</text:span><text:span text:style-name="T26"> {</text:span></text:p><text:p><text:span text:style-name="T26"/></text:p><text:p><text:span text:style-name="T26"><text:s text:c="4"/></text:span><text:span text:style-name="T25">public</text:span><text:span text:style-name="T26"> </text:span><text:span text:style-name="T25">static</text:span><text:span text:style-name="T26"> </text:span><text:span text:style-name="T30">void</text:span><text:span text:style-name="T26"> </text:span><text:span text:style-name="T27">main</text:span><text:span text:style-name="T26">(String[] args) {</text:span></text:p><text:p><text:span text:style-name="T26"><text:s text:c="8"/></text:span></text:p><text:p><text:span text:style-name="T26"><text:s text:c="8"/></text:span><text:span text:style-name="T32">// DON'T DO THIS!</text:span></text:p><text:p><text:span text:style-name="T26"><text:s text:c="8"/></text:span><text:span text:style-name="T32">// This breaks the isolation of creation and usage </text:span></text:p><text:p><text:span text:style-name="T26"><text:s text:c="8"/></text:span><text:span text:style-name="T26">EnemyShip ufoShip = </text:span><text:span text:style-name="T25">new</text:span><text:span text:style-name="T26"> UFOEnemyShip();</text:span></text:p><text:p><text:span text:style-name="T26"><text:s text:c="8"/></text:span></text:p><text:p><text:span text:style-name="T26"><text:s text:c="8"/></text:span><text:span text:style-name="T26">doStuffEnemy(ufoShip);</text:span></text:p><text:p><text:span text:style-name="T26"><text:s text:c="4"/></text:span><text:span text:style-name="T26">} <text:s text:c="3"/></text:span></text:p><text:p><text:span text:style-name="T26"/></text:p><text:p><text:span text:style-name="T26"><text:s text:c="4"/></text:span><text:span text:style-name="T25">private</text:span><text:span text:style-name="T26"> </text:span><text:span text:style-name="T25">static</text:span><text:span text:style-name="T26"> </text:span><text:span text:style-name="T30">void</text:span><text:span text:style-name="T26"> </text:span><text:span text:style-name="T27">doStuffEnemy</text:span><text:span text:style-name="T26">(EnemyShip enemyShip) {</text:span></text:p><text:p><text:span text:style-name="T26"><text:s text:c="8"/></text:span><text:span text:style-name="T26">enemyShip.</text:span><text:span text:style-name="T31">displayEnemyShip</text:span><text:span text:style-name="T26">();</text:span></text:p><text:p><text:span text:style-name="T26"><text:s text:c="8"/></text:span><text:span text:style-name="T26">enemyShip.</text:span><text:span text:style-name="T31">followHeroShip</text:span><text:span text:style-name="T26">();</text:span></text:p><text:p><text:span text:style-name="T26"><text:s text:c="8"/></text:span><text:span text:style-name="T26">enemyShip.</text:span><text:span text:style-name="T31">enemyShipShoot</text:span><text:span text:style-name="T26">();</text:span></text:p><text:p><text:span text:style-name="T26"><text:s text:c="4"/></text:span><text:span text:style-name="T26">}</text:span></text:p><text:p><text:span text:style-name="T26">}</text:span></text:p></draw:text-box></draw:frame><text:span text:style-name="T6"/></text:p>
      <text:p text:style-name="P13"><text:span text:style-name="T6"/></text:p>
      <text:p text:style-name="P22"><text:span text:style-name="T6">This example illustrate the problem with runtime class creation. A common mistake is to create if-statements and switch-statements everywhere. The problem occurs when we want to create a new EnemyShip sub-class, </text:span><text:span text:style-name="T7">because then we need to update all switch-statements too</text:span><text:span text:style-name="T6">. This can s</text:span><text:span text:style-name="T10">olved</text:span><text:span text:style-name="T6"> by using a Factory!</text:span></text:p>
      <text:p text:style-name="P9"><draw:frame text:anchor-type="paragraph" draw:z-index="1" draw:name="Shape2" draw:style-name="gr5" draw:text-style-name="P23" svg:width="6.9157in" svg:height="6.7161in" svg:x="0in" svg:y="-0.0165in"><draw:text-box><text:p><text:span text:style-name="T25">public</text:span><text:span text:style-name="T26"> </text:span><text:span text:style-name="T25">class</text:span><text:span text:style-name="T26"> </text:span><text:span text:style-name="T27">MainClass</text:span><text:span text:style-name="T26"> {</text:span></text:p><text:p><text:span text:style-name="T26"/></text:p><text:p><text:span text:style-name="T26"><text:s text:c="4"/></text:span><text:span text:style-name="T25">public</text:span><text:span text:style-name="T26"> </text:span><text:span text:style-name="T25">static</text:span><text:span text:style-name="T26"> </text:span><text:span text:style-name="T30">void</text:span><text:span text:style-name="T26"> </text:span><text:span text:style-name="T27">main</text:span><text:span text:style-name="T26">(String[] args) {</text:span></text:p><text:p><text:span text:style-name="T26"/></text:p><text:p><text:span text:style-name="T26"><text:s text:c="8"/></text:span><text:span text:style-name="T26">EnemyShip enemyShip = </text:span><text:span text:style-name="T25">null</text:span><text:span text:style-name="T26">;</text:span></text:p><text:p><text:span text:style-name="T26"/></text:p><text:p><text:span text:style-name="T26"><text:s text:c="8"/></text:span><text:span text:style-name="T26">Scanner userInput = </text:span><text:span text:style-name="T25">new</text:span><text:span text:style-name="T26"> Scanner(System.</text:span><text:span text:style-name="T31">in</text:span><text:span text:style-name="T26">);</text:span></text:p><text:p><text:span text:style-name="T26"><text:s text:c="8"/></text:span><text:span text:style-name="T26">String enemyShipOption = </text:span><text:span text:style-name="T28">""</text:span><text:span text:style-name="T26">;</text:span></text:p><text:p><text:span text:style-name="T26"><text:s text:c="8"/></text:span><text:span text:style-name="T26">System.</text:span><text:span text:style-name="T31">out</text:span><text:span text:style-name="T26">.</text:span><text:span text:style-name="T31">println</text:span><text:span text:style-name="T26">(</text:span><text:span text:style-name="T28">"What type of ship? (U / R)"</text:span><text:span text:style-name="T26">);</text:span></text:p><text:p><text:span text:style-name="T26"/></text:p><text:p><text:span text:style-name="T26"><text:s text:c="8"/></text:span><text:span text:style-name="T32">// Get user input (runtime will deciding class type)</text:span></text:p><text:p><text:span text:style-name="T26"><text:s text:c="8"/></text:span><text:span text:style-name="T25">if</text:span><text:span text:style-name="T26"> (userInput.</text:span><text:span text:style-name="T31">hasNextLine</text:span><text:span text:style-name="T26">()) {</text:span></text:p><text:p><text:span text:style-name="T26"><text:s text:c="12"/></text:span><text:span text:style-name="T26">enemyShipOption = userInput.</text:span><text:span text:style-name="T31">nextLine</text:span><text:span text:style-name="T26">();</text:span></text:p><text:p><text:span text:style-name="T26"><text:s text:c="8"/></text:span><text:span text:style-name="T26">}</text:span></text:p><text:p><text:span text:style-name="T26"/></text:p><text:p><text:span text:style-name="T26"><text:s text:c="8"/></text:span><text:span text:style-name="T32">// BAD!</text:span></text:p><text:p><text:span text:style-name="T26"><text:s text:c="8"/></text:span><text:span text:style-name="T32">// Let's say we want to add a new EnemyShip type?</text:span></text:p><text:p><text:span text:style-name="T26"><text:s text:c="8"/></text:span><text:span text:style-name="T32">// Now we need to update all switch statements to include the new ship</text:span></text:p><text:p><text:span text:style-name="T26"><text:s text:c="8"/></text:span><text:span text:style-name="T32">// We can fix this by using a Factory!</text:span></text:p><text:p><text:span text:style-name="T26"><text:s text:c="8"/></text:span><text:span text:style-name="T25">switch</text:span><text:span text:style-name="T26"> (enemyShipOption) {</text:span></text:p><text:p><text:span text:style-name="T26"><text:s text:c="12"/></text:span><text:span text:style-name="T25">case</text:span><text:span text:style-name="T26"> </text:span><text:span text:style-name="T28">"U"</text:span><text:span text:style-name="T26">:</text:span></text:p><text:p><text:span text:style-name="T26"><text:s text:c="16"/></text:span><text:span text:style-name="T26">enemyShip = </text:span><text:span text:style-name="T25">new</text:span><text:span text:style-name="T26"> UFOEnemyShip();</text:span></text:p><text:p><text:span text:style-name="T26"><text:s text:c="16"/></text:span><text:span text:style-name="T25">break</text:span><text:span text:style-name="T26">;</text:span></text:p><text:p><text:span text:style-name="T26"><text:s text:c="12"/></text:span><text:span text:style-name="T25">case</text:span><text:span text:style-name="T26"> </text:span><text:span text:style-name="T28">"R"</text:span><text:span text:style-name="T26">:</text:span></text:p><text:p><text:span text:style-name="T26"><text:s text:c="16"/></text:span><text:span text:style-name="T26">enemyShip = </text:span><text:span text:style-name="T25">new</text:span><text:span text:style-name="T26"> RocketEnemyShip();</text:span></text:p><text:p><text:span text:style-name="T26"><text:s text:c="16"/></text:span><text:span text:style-name="T25">break</text:span><text:span text:style-name="T26">;</text:span></text:p><text:p><text:span text:style-name="T26"><text:s text:c="8"/></text:span><text:span text:style-name="T26">}</text:span></text:p><text:p><text:span text:style-name="T26"/></text:p><text:p><text:span text:style-name="T26"><text:s text:c="8"/></text:span><text:span text:style-name="T26">doStuffEnemy(enemyShip);</text:span></text:p><text:p><text:span text:style-name="T26"><text:s text:c="4"/></text:span><text:span text:style-name="T26">}</text:span></text:p><text:p><text:span text:style-name="T26"/></text:p><text:p><text:span text:style-name="T26"><text:s text:c="4"/></text:span><text:span text:style-name="T25">private</text:span><text:span text:style-name="T26"> </text:span><text:span text:style-name="T25">static</text:span><text:span text:style-name="T26"> </text:span><text:span text:style-name="T30">void</text:span><text:span text:style-name="T26"> </text:span><text:span text:style-name="T27">doStuffEnemy</text:span><text:span text:style-name="T26">(EnemyShip enemyShip) {</text:span></text:p><text:p><text:span text:style-name="T26"><text:s text:c="8"/></text:span><text:span text:style-name="T26">enemyShip.</text:span><text:span text:style-name="T31">displayEnemyShip</text:span><text:span text:style-name="T26">();</text:span></text:p><text:p><text:span text:style-name="T26"><text:s text:c="8"/></text:span><text:span text:style-name="T26">enemyShip.</text:span><text:span text:style-name="T31">followHeroShip</text:span><text:span text:style-name="T26">();</text:span></text:p><text:p><text:span text:style-name="T26"><text:s text:c="8"/></text:span><text:span text:style-name="T26">enemyShip.</text:span><text:span text:style-name="T31">enemyShipShoot</text:span><text:span text:style-name="T26">();</text:span></text:p><text:p><text:span text:style-name="T26"><text:s text:c="4"/></text:span><text:span text:style-name="T26">}</text:span></text:p><text:p><text:span text:style-name="T26">}</text:span></text:p></draw:text-box></draw:frame></text:p>
      <text:p text:style-name="P14"><text:span text:style-name="T8"/></text:p>
      <text:p text:style-name="P14"><draw:frame text:anchor-type="paragraph" draw:z-index="3" draw:name="Shape2" draw:style-name="gr3" draw:text-style-name="P23" svg:width="6.9157in" svg:height="3.0413in" svg:x="0in" svg:y="0.5457in"><draw:text-box><text:p><text:span text:style-name="T25">public</text:span><text:span text:style-name="T26"> </text:span><text:span text:style-name="T25">class</text:span><text:span text:style-name="T26"> </text:span><text:span text:style-name="T27">EnemyShipFactory</text:span><text:span text:style-name="T26"> {</text:span></text:p><text:p><text:span text:style-name="T26"/></text:p><text:p><text:span text:style-name="T26"><text:s text:c="4"/></text:span><text:span text:style-name="T25">public</text:span><text:span text:style-name="T26"> EnemyShip </text:span><text:span text:style-name="T27">makeEnemyShip</text:span><text:span text:style-name="T26">(String shipType) {</text:span></text:p><text:p><text:span text:style-name="T26"/></text:p><text:p><text:span text:style-name="T26"><text:s text:c="8"/></text:span><text:span text:style-name="T25">switch</text:span><text:span text:style-name="T26"> (shipType) {</text:span></text:p><text:p><text:span text:style-name="T26"><text:s text:c="12"/></text:span><text:span text:style-name="T25">case</text:span><text:span text:style-name="T26"> </text:span><text:span text:style-name="T28">"U"</text:span><text:span text:style-name="T26">:</text:span></text:p><text:p><text:span text:style-name="T26"><text:s text:c="16"/></text:span><text:span text:style-name="T25">return</text:span><text:span text:style-name="T26"> </text:span><text:span text:style-name="T25">new</text:span><text:span text:style-name="T26"> UFOEnemyShip();</text:span></text:p><text:p><text:span text:style-name="T26"><text:s text:c="12"/></text:span><text:span text:style-name="T25">case</text:span><text:span text:style-name="T26"> </text:span><text:span text:style-name="T28">"R"</text:span><text:span text:style-name="T26">:</text:span></text:p><text:p><text:span text:style-name="T26"><text:s text:c="16"/></text:span><text:span text:style-name="T25">return</text:span><text:span text:style-name="T26"> </text:span><text:span text:style-name="T25">new</text:span><text:span text:style-name="T26"> RocketEnemyShip();</text:span></text:p><text:p><text:span text:style-name="T26"><text:s text:c="12"/></text:span><text:span text:style-name="T25">case</text:span><text:span text:style-name="T26"> </text:span><text:span text:style-name="T28">"B"</text:span><text:span text:style-name="T26">: </text:span></text:p><text:p><text:span text:style-name="T26"><text:s text:c="16"/></text:span><text:span text:style-name="T25">return</text:span><text:span text:style-name="T26"> </text:span><text:span text:style-name="T25">new</text:span><text:span text:style-name="T26"> BigUFOEnemeyShip();</text:span></text:p><text:p><text:span text:style-name="T26"><text:s text:c="12"/></text:span><text:span text:style-name="T25">default</text:span><text:span text:style-name="T26">:</text:span></text:p><text:p><text:span text:style-name="T26"><text:s text:c="16"/></text:span><text:span text:style-name="T25">return</text:span><text:span text:style-name="T26"> </text:span><text:span text:style-name="T25">null</text:span><text:span text:style-name="T26">;</text:span></text:p><text:p><text:span text:style-name="T26"><text:s text:c="8"/></text:span><text:span text:style-name="T26">}</text:span></text:p><text:p><text:span text:style-name="T26"><text:s text:c="4"/></text:span><text:span text:style-name="T26">}</text:span></text:p><text:p><text:span text:style-name="T26">}</text:span></text:p></draw:text-box></draw:frame><text:soft-page-break/><text:span text:style-name="T8">Here we can see the solution to this problem. </text:span><text:span text:style-name="T10">We define a Factory class with a public method that is responsible for creating sub-classes of EnemyShips.</text:span><text:span text:style-name="T8"> </text:span></text:p>
      <text:p text:style-name="P15"><text:span text:style-name="T8"/></text:p>
      <text:p text:style-name="P15"><text:span text:style-name="T8">M</text:span><text:span text:style-name="T5">ain is now using the ShipFactory to create ships. Even if we add a new ship type such as the BigUFOEnemyShip, it’s still an easy upgrade. </text:span></text:p>
      <text:p text:style-name="P14"><draw:frame text:anchor-type="paragraph" draw:z-index="2" draw:name="Shape2" draw:style-name="gr4" draw:text-style-name="P23" svg:width="6.9157in" svg:height="5.4913in" svg:x="0in" svg:y="0.2154in"><draw:text-box><text:p><text:span text:style-name="T25">public</text:span><text:span text:style-name="T26"> </text:span><text:span text:style-name="T25">class</text:span><text:span text:style-name="T26"> </text:span><text:span text:style-name="T27">MainClass</text:span><text:span text:style-name="T26"> {</text:span></text:p><text:p><text:span text:style-name="T26"/></text:p><text:p><text:span text:style-name="T26"><text:s text:c="4"/></text:span><text:span text:style-name="T25">public</text:span><text:span text:style-name="T26"> </text:span><text:span text:style-name="T25">static</text:span><text:span text:style-name="T26"> </text:span><text:span text:style-name="T30">void</text:span><text:span text:style-name="T26"> </text:span><text:span text:style-name="T27">main</text:span><text:span text:style-name="T26">(String[] args) {</text:span></text:p><text:p><text:span text:style-name="T26"><text:s text:c="8"/></text:span></text:p><text:p><text:span text:style-name="T26"><text:s text:c="8"/></text:span><text:span text:style-name="T32">// Here we create the ship factory</text:span></text:p><text:p><text:span text:style-name="T26"><text:s text:c="8"/></text:span><text:span text:style-name="T26">EnemyShipFactory shipFactory = </text:span><text:span text:style-name="T25">new</text:span><text:span text:style-name="T26"> EnemyShipFactory(); <text:s text:c="7"/></text:span></text:p><text:p><text:span text:style-name="T26"><text:s text:c="8"/></text:span><text:span text:style-name="T26">EnemyShip enemyShip = </text:span><text:span text:style-name="T25">null</text:span><text:span text:style-name="T26">;</text:span></text:p><text:p><text:span text:style-name="T26"/></text:p><text:p><text:span text:style-name="T26"><text:s text:c="8"/></text:span><text:span text:style-name="T26">Scanner userInput = </text:span><text:span text:style-name="T25">new</text:span><text:span text:style-name="T26"> Scanner(System.</text:span><text:span text:style-name="T31">in</text:span><text:span text:style-name="T26">);</text:span></text:p><text:p><text:span text:style-name="T26"><text:s text:c="8"/></text:span><text:span text:style-name="T26">String typeOfShip = </text:span><text:span text:style-name="T28">""</text:span><text:span text:style-name="T26">;</text:span></text:p><text:p><text:span text:style-name="T26"><text:s text:c="8"/></text:span><text:span text:style-name="T26">System.</text:span><text:span text:style-name="T31">out</text:span><text:span text:style-name="T26">.</text:span><text:span text:style-name="T31">println</text:span><text:span text:style-name="T26">(</text:span><text:span text:style-name="T28">"What type of ship? (U / R / B)"</text:span><text:span text:style-name="T26">);</text:span></text:p><text:p><text:span text:style-name="T26"/></text:p><text:p><text:span text:style-name="T26"><text:s text:c="8"/></text:span><text:span text:style-name="T32">// Get user input (runtime will deciding class type)</text:span></text:p><text:p><text:span text:style-name="T26"><text:s text:c="8"/></text:span><text:span text:style-name="T25">if</text:span><text:span text:style-name="T26"> (userInput.</text:span><text:span text:style-name="T31">hasNextLine</text:span><text:span text:style-name="T26">()) {</text:span></text:p><text:p><text:span text:style-name="T26"><text:s text:c="12"/></text:span><text:span text:style-name="T26">typeOfShip = userInput.</text:span><text:span text:style-name="T31">nextLine</text:span><text:span text:style-name="T26">();</text:span></text:p><text:p><text:span text:style-name="T26"><text:s text:c="8"/></text:span><text:span text:style-name="T26">}</text:span></text:p><text:p><text:span text:style-name="T26"><text:s text:c="8"/></text:span></text:p><text:p><text:span text:style-name="T26"><text:s text:c="8"/></text:span><text:span text:style-name="T32">// The ship factory will create my ships now</text:span></text:p><text:p><text:span text:style-name="T26"><text:s text:c="8"/></text:span><text:span text:style-name="T26">enemyShip = shipFactory.</text:span><text:span text:style-name="T31">makeEnemyShip</text:span><text:span text:style-name="T26">(typeOfShip);</text:span></text:p><text:p><text:span text:style-name="T26"><text:s text:c="8"/></text:span><text:span text:style-name="T25">if</text:span><text:span text:style-name="T26"> (enemyShip != </text:span><text:span text:style-name="T25">null</text:span><text:span text:style-name="T26">) {</text:span></text:p><text:p><text:span text:style-name="T26"><text:s text:c="12"/></text:span><text:span text:style-name="T26">doStuffEnemy(enemyShip);</text:span></text:p><text:p><text:span text:style-name="T26"><text:s text:c="8"/></text:span><text:span text:style-name="T26">}</text:span></text:p><text:p><text:span text:style-name="T26"><text:s text:c="4"/></text:span><text:span text:style-name="T26">}</text:span></text:p><text:p><text:span text:style-name="T26"/></text:p><text:p><text:span text:style-name="T26"><text:s text:c="4"/></text:span><text:span text:style-name="T25">private</text:span><text:span text:style-name="T26"> </text:span><text:span text:style-name="T25">static</text:span><text:span text:style-name="T26"> </text:span><text:span text:style-name="T30">void</text:span><text:span text:style-name="T26"> </text:span><text:span text:style-name="T27">doStuffEnemy</text:span><text:span text:style-name="T26">(EnemyShip enemyShip) {</text:span></text:p><text:p><text:span text:style-name="T26"><text:s text:c="8"/></text:span><text:span text:style-name="T26">enemyShip.</text:span><text:span text:style-name="T31">displayEnemyShip</text:span><text:span text:style-name="T26">();</text:span></text:p><text:p><text:span text:style-name="T26"><text:s text:c="8"/></text:span><text:span text:style-name="T26">enemyShip.</text:span><text:span text:style-name="T31">followHeroShip</text:span><text:span text:style-name="T26">();</text:span></text:p><text:p><text:span text:style-name="T26"><text:s text:c="8"/></text:span><text:span text:style-name="T26">enemyShip.</text:span><text:span text:style-name="T31">enemyShipShoot</text:span><text:span text:style-name="T26">();</text:span></text:p><text:p><text:span text:style-name="T26"><text:s text:c="4"/></text:span><text:span text:style-name="T26">}</text:span></text:p><text:p><text:span text:style-name="T26">}</text:span></text:p></draw:text-box></draw:frame><text:span text:style-name="T8"><text:s/></text:span></text:p>
      <text:p text:style-name="P20"/>
      <text:h text:style-name="P4" text:outline-level="3">Model View Controller</text:h>
      <text:p text:style-name="P1">Tex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Source Code Pro Medium" svg:font-family="'Source Code Pro Medium'" style:font-pitch="fixed"/>
    <style:font-face style:name="FreeSerif1"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FreeSerif" fo:font-family="FreeSerif" style:font-family-generic="roman" fo:language="en" fo:country="US" officeooo:rsid="0008e496"/>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FreeSans" fo:font-family="FreeSans" style:font-family-generic="swiss" fo:font-size="12pt" fo:font-weight="bold" style:font-size-asian="10.5pt" style:font-weight-asian="bold"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fo:font-size="14pt" fo:font-weight="bold" style:font-size-asian="12.25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FreeSans" fo:font-family="FreeSans" style:font-family-generic="swiss" fo:font-size="22pt" fo:font-weight="bold" style:font-size-asian="19.25pt" style:font-weight-asian="bold" style:font-size-complex="2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2T09:12:44.240860239</meta:creation-date>
    <dc:date>2020-02-12T15:16:22.234441329</dc:date>
    <meta:editing-duration>PT1H13M4S</meta:editing-duration>
    <meta:editing-cycles>9</meta:editing-cycles>
    <meta:generator>LibreOffice/6.3.4.2.0$Linux_X86_64 LibreOffice_project/30$Build-2</meta:generator>
    <meta:document-statistic meta:table-count="0" meta:image-count="0" meta:object-count="0" meta:page-count="6" meta:paragraph-count="23" meta:word-count="470" meta:character-count="2830" meta:non-whitespace-character-count="2374"/>
  </office:meta>
</office:document-meta>
</file>